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2778" officeooo:paragraph-rsid="0010277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02778" officeooo:paragraph-rsid="0010277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02778" officeooo:paragraph-rsid="001027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778" officeooo:paragraph-rsid="0010277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font-variant="normal" fo:text-transform="none" fo:color="#000000" loext:opacity="100%" style:font-name="Open Sans" fo:font-size="9.75pt" fo:letter-spacing="normal" fo:font-style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6f008a" loext:opacity="100%" style:font-name="Consolas" fo:font-size="9.5pt" style:font-size-asian="9.5pt"/>
    </style:style>
    <style:style style:name="T5" style:family="text">
      <style:text-properties fo:color="#0000ff" loext:opacity="100%" style:font-name="Consolas" fo:font-size="9.5pt" style:font-size-asian="9.5pt"/>
    </style:style>
    <style:style style:name="T6" style:family="text">
      <style:text-properties fo:color="#808080" loext:opacity="100%" style:font-name="Consolas" fo:font-size="9.5pt" style:font-size-asian="9.5pt"/>
    </style:style>
    <style:style style:name="T7" style:family="text">
      <style:text-properties fo:color="#008000" loext:opacity="100%" style:font-name="Consolas" fo:font-size="9.5pt" style:font-size-asian="9.5pt"/>
    </style:style>
    <style:style style:name="T8" style:family="text">
      <style:text-properties fo:color="#008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453</text:p>
      <text:p text:style-name="P2">Parallel Processing</text:p>
      <text:p text:style-name="P2">HW# 1</text:p>
      <text:p text:style-name="P2"/>
      <text:p text:style-name="P3">Ammar Alamri<text:tab/><text:tab/><text:tab/><text:tab/><text:tab/>Std#: 438104833</text:p>
      <text:p text:style-name="P3"/>
      <text:p text:style-name="P3"/>
      <text:p text:style-name="P3"/>
      <text:p text:style-name="P3"/>
      <text:p text:style-name="P4">Parallel Odd-Even Sort – Implementation 1:</text:p>
      <text:p text:style-name="P3"/>
      <text:p text:style-name="P4"><text:span text:style-name="T4">__global__</text:span><text:span text:style-name="T3"> </text:span><text:span text:style-name="T5">void</text:span><text:span text:style-name="T3"> oddEvenSort(</text:span><text:span text:style-name="T5">int</text:span><text:span text:style-name="T3">* </text:span><text:span text:style-name="T6">out</text:span><text:span text:style-name="T3">, </text:span><text:span text:style-name="T5">const</text:span><text:span text:style-name="T3"> </text:span><text:span text:style-name="T5">int</text:span><text:span text:style-name="T3"> </text:span><text:span text:style-name="T6">N</text:span><text:span text:style-name="T3">, </text:span><text:span text:style-name="T5">int</text:span><text:span text:style-name="T3"> </text:span><text:span text:style-name="T6">c</text:span><text:span text:style-name="T3">) {</text:span></text:p>
      <text:p text:style-name="Standard"><text:span text:style-name="T3"><text:tab/></text:span><text:span text:style-name="T5">int</text:span><text:span text:style-name="T3"> index = (blockDim.x * blockIdx.x + threadIdx.x);</text:span></text:p>
      <text:p text:style-name="P5"/>
      <text:p text:style-name="Standard"><text:span text:style-name="T3"><text:tab/></text:span><text:span text:style-name="T5">if</text:span><text:span text:style-name="T3"> ((index) % 2 == </text:span><text:span text:style-name="T6">c</text:span><text:span text:style-name="T3"> &amp;&amp; index &lt; </text:span><text:span text:style-name="T6">N</text:span><text:span text:style-name="T3"> - 1 &amp;&amp; </text:span><text:span text:style-name="T6">out</text:span><text:span text:style-name="T3">[index] &gt; </text:span><text:span text:style-name="T6">out</text:span><text:span text:style-name="T3">[index + 1]) {</text:span></text:p>
      <text:p text:style-name="Standard"><text:span text:style-name="T3"><text:tab/><text:tab/></text:span><text:span text:style-name="T5">int</text:span><text:span text:style-name="T3"> temp = </text:span><text:span text:style-name="T6">out</text:span><text:span text:style-name="T3">[index];</text:span></text:p>
      <text:p text:style-name="Standard"><text:span text:style-name="T3"><text:tab/><text:tab/></text:span><text:span text:style-name="T6">out</text:span><text:span text:style-name="T3">[index] = </text:span><text:span text:style-name="T6">out</text:span><text:span text:style-name="T3">[index + 1];</text:span></text:p>
      <text:p text:style-name="Standard"><text:span text:style-name="T3"><text:tab/><text:tab/></text:span><text:span text:style-name="T6">out</text:span><text:span text:style-name="T3">[index + 1] = temp;</text:span></text:p>
      <text:p text:style-name="Standard"><text:span text:style-name="T3"><text:tab/>}</text:span></text:p>
      <text:p text:style-name="Standard"><text:span text:style-name="T3">}</text:span></text:p>
      <text:p text:style-name="P5"/>
      <text:p text:style-name="Standard"><text:span text:style-name="T5">int</text:span><text:span text:style-name="T3"> main() {</text:span></text:p>
      <text:p text:style-name="P5"/>
      <text:p text:style-name="Standard"><text:span text:style-name="T3"><text:tab/></text:span><text:span text:style-name="T7">/* main function */</text:span></text:p>
      <text:p text:style-name="P5"/>
      <text:p text:style-name="Standard"><text:span text:style-name="T3"><text:tab/></text:span><text:span text:style-name="T7">/* Allocation and array generation */</text:span></text:p>
      <text:p text:style-name="P5"/>
      <text:p text:style-name="Standard"><text:span text:style-name="T3"><text:tab/></text:span><text:span text:style-name="T5">bool</text:span><text:span text:style-name="T3"> odd = 1;</text:span></text:p>
      <text:p text:style-name="Standard"><text:span text:style-name="T3"><text:tab/></text:span><text:span text:style-name="T5">for</text:span><text:span text:style-name="T3"> (</text:span><text:span text:style-name="T5">int</text:span><text:span text:style-name="T3"> k = 0; k &lt; N; k++) {</text:span></text:p>
      <text:p text:style-name="Standard"><text:span text:style-name="T3"><text:tab/><text:tab/>oddEvenSort &lt;&lt; &lt;1, N &gt;&gt; &gt; (d_a, N, odd);</text:span></text:p>
      <text:p text:style-name="Standard"><text:span text:style-name="T3"><text:tab/><text:tab/>odd = !odd;</text:span></text:p>
      <text:p text:style-name="Standard"><text:span text:style-name="T3"><text:tab/>}</text:span></text:p>
      <text:p text:style-name="P5"/>
      <text:p text:style-name="Standard"><text:span text:style-name="T3"><text:tab/></text:span><text:span text:style-name="T7">/* cudaMemcpy(a, d_a, N*sizeof(int), cudaMemcpyDeviceToHost); */</text:span></text:p>
      <text:p text:style-name="P5"><text:tab/><text:span text:style-name="T8">/* free memory */</text:span></text:p>
      <text:p text:style-name="Standard"><text:span text:style-name="T3"><text:tab/></text:span><text:span text:style-name="T5">return</text:span><text:span text:style-name="T3"> 0;</text:span></text:p>
      <text:p text:style-name="P5"/>
      <text:p text:style-name="P4"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22:49:41.984000000</meta:creation-date>
    <dc:date>2022-10-20T22:56:02.999000000</dc:date>
    <meta:editing-duration>PT1M16S</meta:editing-duration>
    <meta:editing-cycles>1</meta:editing-cycles>
    <meta:document-statistic meta:table-count="0" meta:image-count="0" meta:object-count="0" meta:page-count="1" meta:paragraph-count="25" meta:word-count="120" meta:character-count="634" meta:non-whitespace-character-count="513"/>
    <meta:generator>LibreOffice/7.2.0.4$Windows_X86_64 LibreOffice_project/9a9c6381e3f7a62afc1329bd359cc48accb6435b</meta:generator>
  </office:meta>
</office:document-meta>
</file>